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94000000917CE627C0.eps" manifest:media-type=""/>
  <manifest:file-entry manifest:full-path="Pictures/200000010000038D000000D86995E8C4.svm" manifest:media-type=""/>
  <manifest:file-entry manifest:full-path="Pictures/200000010000018A000000D8A4D10E32.svm" manifest:media-type=""/>
  <manifest:file-entry manifest:full-path="Pictures/20000001000005D8000002C26FBE6E60.svm" manifest:media-type=""/>
  <manifest:file-entry manifest:full-path="Pictures/200000010000010F000000D85E522DB8.svm" manifest:media-type=""/>
  <manifest:file-entry manifest:full-path="Pictures/200000010000080E0000015F06393666.svm" manifest:media-type=""/>
  <manifest:file-entry manifest:full-path="Pictures/2000000100000407000000D81DEABC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7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=\left(\beta+1 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=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=\frac{r_{be}}{\beta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=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6cm" svg:height="2.031cm" svg:x="3.784cm" svg:y="0.684cm">
          <draw:image xlink:href="Pictures/2000000200000194000000917CE627C0.eps" xlink:type="simple" xlink:show="embed" xlink:actuate="onLoad">
            <text:p/>
          </draw:image>
        </draw:frame>
        <draw:frame draw:style-name="gr2" draw:text-style-name="P2" draw:layer="layout" svg:width="1.191cm" svg:height="0.911cm" svg:x="6.786cm" svg:y="2.21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398cm" svg:height="0.911cm" svg:x="0.19cm" svg:y="2.212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6.899cm" svg:y1="1.191cm" svg:x2="7.863cm" svg:y2="1.191cm">
          <text:p/>
        </draw:line>
        <draw:line draw:style-name="gr3" draw:text-style-name="P1" draw:layer="layout" svg:x1="9.467cm" svg:y1="2.742cm" svg:x2="9.467cm" svg:y2="1.778cm">
          <text:p/>
        </draw:line>
        <draw:line draw:style-name="gr3" draw:text-style-name="P1" draw:layer="layout" svg:x1="2.628cm" svg:y1="1.172cm" svg:x2="3.592cm" svg:y2="1.172cm">
          <text:p/>
        </draw:line>
        <draw:line draw:style-name="gr3" draw:text-style-name="P1" draw:layer="layout" svg:x1="4.289cm" svg:y1="3.195cm" svg:x2="4.289cm" svg:y2="2.535cm">
          <text:p/>
        </draw:line>
        <draw:frame draw:style-name="gr4" draw:text-style-name="P1" draw:layer="layout" svg:width="2.473cm" svg:height="0.42cm" svg:x="1.098cm" svg:y="0.518cm">
          <draw:image xlink:href="Pictures/200000010000080E0000015F06393666.svm" xlink:type="simple" xlink:show="embed" xlink:actuate="onLoad">
            <text:p/>
          </draw:image>
        </draw:frame>
        <draw:frame draw:style-name="gr5" draw:text-style-name="P1" draw:layer="layout" svg:width="0.324cm" svg:height="0.258cm" svg:x="3.42cm" svg:y="2.15cm">
          <draw:image xlink:href="Pictures/200000010000010F000000D85E522DB8.svm" xlink:type="simple" xlink:show="embed" xlink:actuate="onLoad">
            <text:p/>
          </draw:image>
        </draw:frame>
        <draw:frame draw:style-name="gr6" draw:text-style-name="P1" draw:layer="layout" svg:width="1.236cm" svg:height="0.258cm" svg:x="6.744cm" svg:y="0.77cm">
          <draw:image xlink:href="Pictures/2000000100000407000000D81DEABC33.svm" xlink:type="simple" xlink:show="embed" xlink:actuate="onLoad">
            <text:p/>
          </draw:image>
        </draw:frame>
        <draw:frame draw:style-name="gr7" draw:text-style-name="P1" draw:layer="layout" svg:width="0.472cm" svg:height="0.258cm" svg:x="8.26cm" svg:y="1.828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1.794cm" svg:height="0.846cm" svg:x="9.659cm" svg:y="1.911cm">
          <draw:image xlink:href="Pictures/20000001000005D8000002C26FBE6E60.svm" xlink:type="simple" xlink:show="embed" xlink:actuate="onLoad">
            <text:p/>
          </draw:image>
        </draw:frame>
        <draw:frame draw:style-name="gr9" draw:text-style-name="P1" draw:layer="layout" svg:width="1.09cm" svg:height="0.258cm" svg:x="4.479cm" svg:y="2.905cm">
          <draw:image xlink:href="Pictures/200000010000038D000000D86995E8C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4T18:35:02</dc:date>
    <dc:creator>kkk </dc:creator>
    <meta:editing-duration>PT8M51S</meta:editing-duration>
    <meta:editing-cycles>2</meta:editing-cycles>
    <meta:generator>LibreOffice/3.3$Linux LibreOffice_project/330m19$Build-401</meta:generator>
    <meta:document-statistic meta:object-count="13"/>
  </office:meta>
</office:document-meta>
</file>